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E00000048C479A3B3C065C8F3.png" manifest:media-type="image/png"/>
  <manifest:file-entry manifest:full-path="Pictures/10000000000002DE00000047EC95BE9FC4A47DCE.png" manifest:media-type="image/png"/>
  <manifest:file-entry manifest:full-path="Pictures/10000000000002DE000000488091D79F99D674A8.png" manifest:media-type="image/png"/>
  <manifest:file-entry manifest:full-path="Pictures/10000000000002DE000000485F2F49B885495A60.png" manifest:media-type="image/png"/>
  <manifest:file-entry manifest:full-path="Pictures/10000000000002DE00000048A5A90DAA028AE94B.png" manifest:media-type="image/png"/>
  <manifest:file-entry manifest:full-path="Pictures/10000000000002DE0000004930CD714BA39EE12B.png" manifest:media-type="image/png"/>
  <manifest:file-entry manifest:full-path="Pictures/10000000000002DE00000048407594843DB7445A.png" manifest:media-type="image/png"/>
  <manifest:file-entry manifest:full-path="Pictures/10000000000002DE00000048D0BCDFEE09E2F7C1.png" manifest:media-type="image/png"/>
  <manifest:file-entry manifest:full-path="Pictures/10000000000002DE000000488FDD3BFE30228D03.png" manifest:media-type="image/png"/>
  <manifest:file-entry manifest:full-path="Pictures/10000000000002DE00000049AB730803404AA489.png" manifest:media-type="image/png"/>
  <manifest:file-entry manifest:full-path="Pictures/10000000000002DE00000048F79525C22132660D.png" manifest:media-type="image/png"/>
  <manifest:file-entry manifest:full-path="Pictures/10000000000002DE00000049ADC334DC0367A932.png" manifest:media-type="image/png"/>
  <manifest:file-entry manifest:full-path="Pictures/10000000000002DE00000048201D9F2489EA94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paragraph-rsid="00006c35"/>
    </style:style>
    <style:style style:name="P2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06c35"/>
    </style:style>
    <style:style style:name="P4" style:family="paragraph" style:parent-style-name="Standard">
      <style:text-properties fo:language="el" fo:country="GR"/>
    </style:style>
    <style:style style:name="P5" style:family="paragraph" style:parent-style-name="Standard">
      <style:text-properties fo:language="el" fo:country="GR" officeooo:rsid="006698c3"/>
    </style:style>
    <style:style style:name="P6" style:family="paragraph" style:parent-style-name="Standard">
      <style:text-properties fo:font-size="10.5pt" fo:language="en" fo:country="US" officeooo:rsid="00c595cc" officeooo:paragraph-rsid="00c595cc" style:font-size-asian="10.5pt" style:font-size-complex="10.5pt"/>
    </style:style>
    <style:style style:name="P7" style:family="paragraph" style:parent-style-name="Standard">
      <style:text-properties fo:font-size="12pt" fo:language="en" fo:country="US" officeooo:rsid="00c595cc" officeooo:paragraph-rsid="00c595cc" style:font-size-asian="12pt" style:font-size-complex="12pt"/>
    </style:style>
    <style:style style:name="P8" style:family="paragraph" style:parent-style-name="Standard">
      <style:paragraph-properties fo:line-height="115%"/>
    </style:style>
    <style:style style:name="P9" style:family="paragraph" style:parent-style-name="Text_20_body">
      <style:paragraph-properties fo:text-align="justify" style:justify-single-word="false"/>
      <style:text-properties fo:language="el" fo:country="GR" officeooo:rsid="0090caac" officeooo:paragraph-rsid="0090caac"/>
    </style:style>
    <style:style style:name="P10" style:family="paragraph" style:parent-style-name="Text_20_body">
      <style:paragraph-properties fo:text-align="justify" style:justify-single-word="false"/>
      <style:text-properties fo:language="el" fo:country="GR" fo:font-style="normal" officeooo:rsid="00a316ab" officeooo:paragraph-rsid="009dcf35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language="el" fo:country="GR" officeooo:rsid="00afdad4" officeooo:paragraph-rsid="00afdad4"/>
    </style:style>
    <style:style style:name="P12" style:family="paragraph" style:parent-style-name="Text_20_body">
      <style:paragraph-properties fo:text-align="justify" style:justify-single-word="false"/>
      <style:text-properties officeooo:paragraph-rsid="0088a224"/>
    </style:style>
    <style:style style:name="P13" style:family="paragraph" style:parent-style-name="Text_20_body">
      <style:paragraph-properties fo:text-align="justify" style:justify-single-word="false"/>
      <style:text-properties officeooo:paragraph-rsid="009b4a83"/>
    </style:style>
    <style:style style:name="P14" style:family="paragraph" style:parent-style-name="Text_20_body">
      <style:paragraph-properties fo:text-align="justify" style:justify-single-word="false"/>
      <style:text-properties officeooo:paragraph-rsid="009dcf35"/>
    </style:style>
    <style:style style:name="P15" style:family="paragraph" style:parent-style-name="Text_20_body">
      <style:paragraph-properties fo:text-align="justify" style:justify-single-word="false"/>
      <style:text-properties officeooo:paragraph-rsid="00b5ac08"/>
    </style:style>
    <style:style style:name="P16" style:family="paragraph" style:parent-style-name="Text_20_body">
      <style:paragraph-properties fo:text-align="justify" style:justify-single-word="false"/>
      <style:text-properties officeooo:paragraph-rsid="00c11b5a"/>
    </style:style>
    <style:style style:name="P17" style:family="paragraph" style:parent-style-name="Text_20_body">
      <style:paragraph-properties fo:text-align="justify" style:justify-single-word="false"/>
      <style:text-properties officeooo:paragraph-rsid="00c92067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32d07" officeooo:paragraph-rsid="00a683fd" style:font-weight-asian="bold" style:font-weight-complex="bold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el" fo:country="GR" fo:font-weight="bold" officeooo:rsid="00a683fd" officeooo:paragraph-rsid="00a683fd" style:font-weight-asian="bold" style:font-weight-complex="bold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Caption">
      <style:paragraph-properties fo:text-align="center" style:justify-single-word="false"/>
      <style:text-properties officeooo:paragraph-rsid="00bdf164"/>
    </style:style>
    <style:style style:name="P22" style:family="paragraph" style:parent-style-name="Figure">
      <style:paragraph-properties fo:text-align="center" style:justify-single-word="false"/>
    </style:style>
    <style:style style:name="P23" style:family="paragraph" style:parent-style-name="Standard">
      <style:text-properties fo:font-size="12pt" fo:language="en" fo:country="US" officeooo:rsid="00c595cc" officeooo:paragraph-rsid="00c595cc" style:font-size-asian="12pt" style:font-size-complex="12pt"/>
    </style:style>
    <style:style style:name="P24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25" style:family="paragraph" style:parent-style-name="Heading_20_3">
      <style:text-properties fo:language="el" fo:country="GR" officeooo:rsid="0080bc6e" officeooo:paragraph-rsid="0080bc6e"/>
    </style:style>
    <style:style style:name="P26" style:family="paragraph" style:parent-style-name="Heading_20_3">
      <style:text-properties officeooo:paragraph-rsid="00188473"/>
    </style:style>
    <style:style style:name="P27" style:family="paragraph" style:parent-style-name="Heading_20_3">
      <style:text-properties officeooo:paragraph-rsid="001a68f7"/>
    </style:style>
    <style:style style:name="P28" style:family="paragraph" style:parent-style-name="Text_20_body">
      <style:paragraph-properties fo:text-align="justify" style:justify-single-word="false"/>
      <style:text-properties fo:language="en" fo:country="US" officeooo:rsid="00aca1c2" officeooo:paragraph-rsid="00aca1c2"/>
    </style:style>
    <style:style style:name="P29" style:family="paragraph" style:parent-style-name="Text_20_body">
      <style:paragraph-properties fo:text-align="justify" style:justify-single-word="false"/>
      <style:text-properties officeooo:paragraph-rsid="00c4a98d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32d07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09da856"/>
    </style:style>
    <style:style style:name="T6" style:family="text">
      <style:text-properties fo:language="el" fo:country="GR" fo:font-style="normal" officeooo:rsid="009a6036" style:font-style-asian="normal" style:font-style-complex="normal"/>
    </style:style>
    <style:style style:name="T7" style:family="text">
      <style:text-properties fo:language="el" fo:country="GR" fo:font-style="normal" officeooo:rsid="009b4a83" style:font-style-asian="normal" style:font-style-complex="normal"/>
    </style:style>
    <style:style style:name="T8" style:family="text">
      <style:text-properties fo:language="el" fo:country="GR" fo:font-style="normal" officeooo:rsid="009ee6e1" style:font-style-asian="normal" style:font-style-complex="normal"/>
    </style:style>
    <style:style style:name="T9" style:family="text">
      <style:text-properties fo:language="el" fo:country="GR" fo:font-style="normal" officeooo:rsid="00a316ab" style:font-style-asian="normal" style:font-style-complex="normal"/>
    </style:style>
    <style:style style:name="T10" style:family="text">
      <style:text-properties fo:language="el" fo:country="GR" fo:font-style="normal" officeooo:rsid="00c6bc84" style:font-style-asian="normal" style:font-style-complex="normal"/>
    </style:style>
    <style:style style:name="T11" style:family="text">
      <style:text-properties fo:language="el" fo:country="GR" fo:font-style="normal" officeooo:rsid="00ca517b" style:font-style-asian="normal" style:font-style-complex="normal"/>
    </style:style>
    <style:style style:name="T12" style:family="text">
      <style:text-properties fo:language="el" fo:country="GR" officeooo:rsid="0087df46"/>
    </style:style>
    <style:style style:name="T13" style:family="text">
      <style:text-properties fo:language="el" fo:country="GR" officeooo:rsid="0088a224"/>
    </style:style>
    <style:style style:name="T14" style:family="text">
      <style:text-properties fo:language="el" fo:country="GR" officeooo:rsid="0089816e"/>
    </style:style>
    <style:style style:name="T15" style:family="text">
      <style:text-properties fo:language="el" fo:country="GR" officeooo:rsid="008a7bf6"/>
    </style:style>
    <style:style style:name="T16" style:family="text">
      <style:text-properties fo:language="el" fo:country="GR" officeooo:rsid="008b912f"/>
    </style:style>
    <style:style style:name="T17" style:family="text">
      <style:text-properties fo:language="el" fo:country="GR" officeooo:rsid="008d08c8"/>
    </style:style>
    <style:style style:name="T18" style:family="text">
      <style:text-properties fo:language="el" fo:country="GR" officeooo:rsid="008f6e94"/>
    </style:style>
    <style:style style:name="T19" style:family="text">
      <style:text-properties fo:language="el" fo:country="GR" officeooo:rsid="008fa5cb"/>
    </style:style>
    <style:style style:name="T20" style:family="text">
      <style:text-properties fo:language="el" fo:country="GR" officeooo:rsid="0092be2d"/>
    </style:style>
    <style:style style:name="T21" style:family="text">
      <style:text-properties fo:language="el" fo:country="GR" officeooo:rsid="00939af5"/>
    </style:style>
    <style:style style:name="T22" style:family="text">
      <style:text-properties fo:language="el" fo:country="GR" officeooo:rsid="00943e68"/>
    </style:style>
    <style:style style:name="T23" style:family="text">
      <style:text-properties fo:language="el" fo:country="GR" officeooo:rsid="009557d4"/>
    </style:style>
    <style:style style:name="T24" style:family="text">
      <style:text-properties fo:language="el" fo:country="GR" officeooo:rsid="0098b51b"/>
    </style:style>
    <style:style style:name="T25" style:family="text">
      <style:text-properties fo:language="el" fo:country="GR" officeooo:rsid="009a6036"/>
    </style:style>
    <style:style style:name="T26" style:family="text">
      <style:text-properties fo:language="el" fo:country="GR" officeooo:rsid="009b4a83"/>
    </style:style>
    <style:style style:name="T27" style:family="text">
      <style:text-properties fo:language="el" fo:country="GR" officeooo:rsid="009d61c4"/>
    </style:style>
    <style:style style:name="T28" style:family="text">
      <style:text-properties fo:language="el" fo:country="GR" officeooo:rsid="009c7f6d"/>
    </style:style>
    <style:style style:name="T29" style:family="text">
      <style:text-properties fo:language="el" fo:country="GR" officeooo:rsid="009dcf35"/>
    </style:style>
    <style:style style:name="T30" style:family="text">
      <style:text-properties fo:language="el" fo:country="GR" officeooo:rsid="009ee6e1"/>
    </style:style>
    <style:style style:name="T31" style:family="text">
      <style:text-properties fo:language="el" fo:country="GR" officeooo:rsid="00a0ddb0"/>
    </style:style>
    <style:style style:name="T32" style:family="text">
      <style:text-properties fo:language="el" fo:country="GR" officeooo:rsid="00a0fd78"/>
    </style:style>
    <style:style style:name="T33" style:family="text">
      <style:text-properties fo:language="el" fo:country="GR" officeooo:rsid="00a2a4b5"/>
    </style:style>
    <style:style style:name="T34" style:family="text">
      <style:text-properties fo:language="el" fo:country="GR" officeooo:rsid="00a316ab"/>
    </style:style>
    <style:style style:name="T35" style:family="text">
      <style:text-properties fo:language="el" fo:country="GR" officeooo:rsid="00a683fd"/>
    </style:style>
    <style:style style:name="T36" style:family="text">
      <style:text-properties fo:language="el" fo:country="GR" officeooo:rsid="00a76e77"/>
    </style:style>
    <style:style style:name="T37" style:family="text">
      <style:text-properties fo:language="el" fo:country="GR" officeooo:rsid="00a79473"/>
    </style:style>
    <style:style style:name="T38" style:family="text">
      <style:text-properties fo:language="el" fo:country="GR" officeooo:rsid="00a849e5"/>
    </style:style>
    <style:style style:name="T39" style:family="text">
      <style:text-properties fo:language="el" fo:country="GR" officeooo:rsid="00aa35be"/>
    </style:style>
    <style:style style:name="T40" style:family="text">
      <style:text-properties fo:language="el" fo:country="GR" officeooo:rsid="00a98493"/>
    </style:style>
    <style:style style:name="T41" style:family="text">
      <style:text-properties fo:language="el" fo:country="GR" officeooo:rsid="006c590f"/>
    </style:style>
    <style:style style:name="T42" style:family="text">
      <style:text-properties fo:language="el" fo:country="GR" officeooo:rsid="00aae1af"/>
    </style:style>
    <style:style style:name="T43" style:family="text">
      <style:text-properties fo:language="el" fo:country="GR" officeooo:rsid="00aca1c2"/>
    </style:style>
    <style:style style:name="T44" style:family="text">
      <style:text-properties fo:language="el" fo:country="GR" officeooo:rsid="00b5fd36"/>
    </style:style>
    <style:style style:name="T45" style:family="text">
      <style:text-properties fo:language="el" fo:country="GR" officeooo:rsid="00b7d949"/>
    </style:style>
    <style:style style:name="T46" style:family="text">
      <style:text-properties fo:language="el" fo:country="GR" officeooo:rsid="00b89007"/>
    </style:style>
    <style:style style:name="T47" style:family="text">
      <style:text-properties fo:language="el" fo:country="GR" officeooo:rsid="00bf353c"/>
    </style:style>
    <style:style style:name="T48" style:family="text">
      <style:text-properties fo:language="el" fo:country="GR" officeooo:rsid="00c05b76"/>
    </style:style>
    <style:style style:name="T49" style:family="text">
      <style:text-properties fo:language="el" fo:country="GR" officeooo:rsid="00c11b5a"/>
    </style:style>
    <style:style style:name="T50" style:family="text">
      <style:text-properties fo:language="el" fo:country="GR" officeooo:rsid="00c6bc84"/>
    </style:style>
    <style:style style:name="T51" style:family="text">
      <style:text-properties fo:language="el" fo:country="GR" officeooo:rsid="00c4a98d"/>
    </style:style>
    <style:style style:name="T52" style:family="text">
      <style:text-properties fo:language="el" fo:country="GR" officeooo:rsid="00c79406"/>
    </style:style>
    <style:style style:name="T53" style:family="text">
      <style:text-properties fo:language="el" fo:country="GR" officeooo:rsid="00c91fb8"/>
    </style:style>
    <style:style style:name="T54" style:family="text">
      <style:text-properties fo:language="el" fo:country="GR" officeooo:rsid="00ca153e"/>
    </style:style>
    <style:style style:name="T55" style:family="text">
      <style:text-properties officeooo:rsid="006b9977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style="italic" officeooo:rsid="00939af5" style:font-style-asian="italic" style:font-style-complex="italic"/>
    </style:style>
    <style:style style:name="T58" style:family="text">
      <style:text-properties fo:language="en" fo:country="US" fo:font-style="normal" officeooo:rsid="00939af5" style:font-style-asian="normal" style:font-style-complex="normal"/>
    </style:style>
    <style:style style:name="T59" style:family="text">
      <style:text-properties fo:language="en" fo:country="US" fo:font-style="normal" officeooo:rsid="009a6036" style:font-style-asian="normal" style:font-style-complex="normal"/>
    </style:style>
    <style:style style:name="T60" style:family="text">
      <style:text-properties fo:language="en" fo:country="US" fo:font-style="normal" officeooo:rsid="009b4a83" style:font-style-asian="normal" style:font-style-complex="normal"/>
    </style:style>
    <style:style style:name="T61" style:family="text">
      <style:text-properties fo:language="en" fo:country="US" fo:font-style="normal" officeooo:rsid="00ca517b" style:font-style-asian="normal" style:font-style-complex="normal"/>
    </style:style>
    <style:style style:name="T62" style:family="text">
      <style:text-properties fo:language="en" fo:country="US" officeooo:rsid="0087df46"/>
    </style:style>
    <style:style style:name="T63" style:family="text">
      <style:text-properties fo:language="en" fo:country="US" officeooo:rsid="0088a224"/>
    </style:style>
    <style:style style:name="T64" style:family="text">
      <style:text-properties fo:language="en" fo:country="US" officeooo:rsid="0088dda9"/>
    </style:style>
    <style:style style:name="T65" style:family="text">
      <style:text-properties fo:language="en" fo:country="US" officeooo:rsid="008a7bf6"/>
    </style:style>
    <style:style style:name="T66" style:family="text">
      <style:text-properties fo:language="en" fo:country="US" officeooo:rsid="008b912f"/>
    </style:style>
    <style:style style:name="T67" style:family="text">
      <style:text-properties fo:language="en" fo:country="US" officeooo:rsid="008fa5cb"/>
    </style:style>
    <style:style style:name="T68" style:family="text">
      <style:text-properties fo:language="en" fo:country="US" officeooo:rsid="0092be2d"/>
    </style:style>
    <style:style style:name="T69" style:family="text">
      <style:text-properties fo:language="en" fo:country="US" officeooo:rsid="00939af5"/>
    </style:style>
    <style:style style:name="T70" style:family="text">
      <style:text-properties fo:language="en" fo:country="US" officeooo:rsid="009557d4"/>
    </style:style>
    <style:style style:name="T71" style:family="text">
      <style:text-properties fo:language="en" fo:country="US" officeooo:rsid="009b4a83"/>
    </style:style>
    <style:style style:name="T72" style:family="text">
      <style:text-properties fo:language="en" fo:country="US" officeooo:rsid="009d61c4"/>
    </style:style>
    <style:style style:name="T73" style:family="text">
      <style:text-properties fo:language="en" fo:country="US" officeooo:rsid="009c7f6d"/>
    </style:style>
    <style:style style:name="T74" style:family="text">
      <style:text-properties fo:language="en" fo:country="US" officeooo:rsid="009dcf35"/>
    </style:style>
    <style:style style:name="T75" style:family="text">
      <style:text-properties fo:language="en" fo:country="US" officeooo:rsid="00a0ddb0"/>
    </style:style>
    <style:style style:name="T76" style:family="text">
      <style:text-properties fo:language="en" fo:country="US" officeooo:rsid="00a0fd78"/>
    </style:style>
    <style:style style:name="T77" style:family="text">
      <style:text-properties fo:language="en" fo:country="US" officeooo:rsid="00a2a4b5"/>
    </style:style>
    <style:style style:name="T78" style:family="text">
      <style:text-properties fo:language="en" fo:country="US" officeooo:rsid="00a79473"/>
    </style:style>
    <style:style style:name="T79" style:family="text">
      <style:text-properties fo:language="en" fo:country="US" officeooo:rsid="00aa35be"/>
    </style:style>
    <style:style style:name="T80" style:family="text">
      <style:text-properties fo:language="en" fo:country="US" officeooo:rsid="006c590f"/>
    </style:style>
    <style:style style:name="T81" style:family="text">
      <style:text-properties fo:language="en" fo:country="US" officeooo:rsid="00aca1c2"/>
    </style:style>
    <style:style style:name="T82" style:family="text">
      <style:text-properties fo:language="en" fo:country="US" officeooo:rsid="00bf353c"/>
    </style:style>
    <style:style style:name="T83" style:family="text">
      <style:text-properties style:font-name="Liberation Sans" fo:font-size="14.1000003814697pt" fo:language="el" fo:country="GR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84" style:family="text">
      <style:text-properties style:font-name="Liberation Sans" fo:font-size="14.1000003814697pt" fo:language="el" fo:country="GR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85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86" style:family="text">
      <style:text-properties fo:font-size="20pt" fo:language="en" fo:country="US" fo:font-weight="bold" officeooo:rsid="008606ad" style:font-size-asian="17.5pt" style:font-weight-asian="bold" style:font-size-complex="20pt" style:font-weight-complex="bold"/>
    </style:style>
    <style:style style:name="T87" style:family="text">
      <style:text-properties text:display="none"/>
    </style:style>
    <style:style style:name="T88" style:family="text">
      <style:text-properties officeooo:rsid="00b5fd36"/>
    </style:style>
    <style:style style:name="T89" style:family="text">
      <style:text-properties officeooo:rsid="00c6bc8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vertical-rel="paragraph" style:horizontal-pos="center" style:horizontal-rel="paragraph" draw:ole-draw-aspect="1"/>
    </style:style>
    <style:style style:name="fr7" style:family="graphic" style:parent-style-name="Formula">
      <style:graphic-properties style:vertical-pos="from-top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411- Ενσωματωμένα Συστήματα Μικροεπεξεργαστών</text:p>
      <text:p text:style-name="Standard"/>
      <text:p text:style-name="P3"><text:span text:style-name="T85">Εργαστήριο </text:span><text:span text:style-name="T86">2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LAB41145851</text:p>
          </table:table-cell>
          <table:table-cell table:style-name="Table1.A1" office:value-type="string">
            <text:p text:style-name="P19">15/10/2020</text:p>
          </table:table-cell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"><text:span text:style-name="T2">Εμμανουήλ</text:span> Πετράκος</text:p>
          </table:table-cell>
          <table:table-cell table:style-name="Πίνακας1.B1" office:value-type="string">
            <text:p text:style-name="P1">ΑΜ 2014030009</text:p>
          </table:table-cell>
        </table:table-row>
      </table:table>
      <text:p text:style-name="Text_20_body"/>
      <text:p text:style-name="P12"><text:span text:style-name="T12">Για το δεύτερο εργαστήριο έχει κατασκευαστεί το πρόγραμμα οδήγησης</text:span><text:span text:style-name="T62"> </text:span><text:span text:style-name="T12">μιας 7-</text:span><text:span text:style-name="T62">segment </text:span><text:span text:style-name="T12">οθόνης οκτώ ψηφίων. Ως είσοδος του προγράμματος θεωρείται ένα κομμάτι μνήμης </text:span><text:span text:style-name="T62">SRAM </text:span><text:span text:style-name="T12">που περιέχει τα δεδομένα προς εμφάνιση. Η έξοδος του συστήματος είναι </text:span><text:span text:style-name="T13">το σήμα </text:span><text:span text:style-name="T63">7-segment </text:span><text:span text:style-name="T64">(A-G,DP)</text:span><text:span text:style-name="T63"> </text:span><text:span text:style-name="T13">στο </text:span><text:span text:style-name="T63">PORTA </text:span><text:span text:style-name="T13">και το σήμα ενεργοποίησης των ψηφίων </text:span><text:span text:style-name="T64">(AN7-AN0)</text:span><text:span text:style-name="T13"> στο </text:span><text:span text:style-name="T63">PORTC.</text:span></text:p>
      <text:p text:style-name="Standard"/>
      <text:h text:style-name="P24" text:outline-level="3">Επεξήγηση προσέγγισης</text:h>
      <text:p text:style-name="P5"/>
      <text:p text:style-name="P13"><text:span text:style-name="T14">Το πρόγραμμα ξεκινάει με τις απαραίτητες αρχικοποιήσεις. </text:span><text:span text:style-name="T15">Όπως και στο προηγούμενο εργαστήριο, αρχικοποιείται ο </text:span><text:span text:style-name="T65">stack pointer </text:span><text:span text:style-name="T15">για </text:span><text:span text:style-name="T16">να μπορούν να χρησιμοποιηθούν </text:span><text:span text:style-name="T66">interrupts </text:span><text:span text:style-name="T16">και υπορουτίνες, καθώς και ο </text:span><text:span text:style-name="T66">TIMER0 </text:span><text:span text:style-name="T16">ρυθμισμένος στα 2</text:span><text:span text:style-name="T66">ms. </text:span><text:span text:style-name="T16">Με αυτή την ρύθμιση, η συχνότητα ανανέωσης είναι</text:span><text:span text:style-name="T16"><draw:frame draw:style-name="fr7" draw:name="Object1" text:anchor-type="as-char" svg:y="-0.355cm" svg:width="6.292cm" svg:height="0.46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6">, </text:span><text:span text:style-name="T18">περίπου </text:span><text:span text:style-name="T17">δύο φορές μεγαλύτερη από το ελάχιστο όριο. </text:span><text:span text:style-name="T19">Οι θύρες Α και </text:span><text:span text:style-name="T67">C </text:span><text:span text:style-name="T19">ορίζονται ως έξοδοι και αρχικοποιούνται με τέτοιο τρόπο ώστε να μην </text:span><text:span text:style-name="T20">ενεργοποιηθεί ακόμα κάποιο</text:span><text:span text:style-name="T68"> LED</text:span><text:span text:style-name="T67"> </text:span><text:span text:style-name="T19">και να ξεκινήσει η λειτουργία από το ΑΝ0. </text:span><text:span text:style-name="T32">Το </text:span><text:span text:style-name="T76">PORTC </text:span><text:span text:style-name="T32">λειτουργεί σαν ένας μετρητής δακτυλίου, έχοντας ενεργοποιημένο μόνο ένα </text:span><text:span text:style-name="T76">bi</text:span><text:span text:style-name="T77">t </text:span><text:span text:style-name="T32">που </text:span><text:span text:style-name="T33">αντιστοιχεί</text:span><text:span text:style-name="T32"> στο ψηφίο που εμφανίζεται.</text:span></text:p>
      <text:p text:style-name="P14"><text:span text:style-name="T26">Το πρόγραμμα χρησιμοποιεί 18 </text:span><text:span text:style-name="T71">bytes</text:span><text:span text:style-name="T21"> στην </text:span><text:span text:style-name="T69">SRAM, </text:span><text:span text:style-name="T74">8</text:span><text:span text:style-name="T71"> </text:span><text:span text:style-name="T26">για την </text:span><text:span text:style-name="T29">είσοδο </text:span><text:span text:style-name="T30">του </text:span><text:span text:style-name="T26">και </text:span><text:span text:style-name="T29">10 για τις</text:span><text:span text:style-name="T26"> κωδικοποιήσε</text:span><text:span text:style-name="T29">ις </text:span><text:span text:style-name="T58">7_segment</text:span><text:span text:style-name="T26">. Χ</text:span><text:span text:style-name="T21">ρησιμοποιώντας τ</text:span><text:span text:style-name="T22">ην</text:span><text:span text:style-name="T21"> ρουτίν</text:span><text:span text:style-name="T22">α</text:span><text:span text:style-name="T21"> </text:span><text:span text:style-name="T57">write_data </text:span><text:span text:style-name="T21">αποθηκεύ</text:span><text:span text:style-name="T30">εται η είσοδος</text:span><text:span text:style-name="T21">, </text:span><text:span text:style-name="T22">ξεκινώντας από την διεύθυνση 0x0060. </text:span><text:span text:style-name="T23">Τα δεδομένα του ψηφίου 0 αποθηκεύονται στην πρώτη θέση, του ψηφίου 1 στην δεύτερη θέση κλπ. Με αυτό τον τρόπο, ο δείκτης </text:span><text:span text:style-name="T24">μιας</text:span><text:span text:style-name="T23"> εξόδου μπορεί να χρησιμοποιηθεί ως </text:span><text:span text:style-name="T70">offset </text:span><text:span text:style-name="T23">πάνω στην αρχική διεύθυνση για να γίνει πρόσβαση στα </text:span><text:span text:style-name="T30">αντίστοιχα </text:span><text:span text:style-name="T23">δεδομένα. </text:span><text:span text:style-name="T25">Η αποθήκευση των κωδικοποιήσεων γίνεται μέσω της ρουτίνας </text:span><text:span text:style-name="T57">write_7_segments</text:span><text:span text:style-name="T58"> </text:span><text:span text:style-name="T6">αμέσως μετά τα δεδομένα εισόδου, δηλαδή </text:span><text:span text:style-name="T7">ξεκινώντας από την</text:span><text:span text:style-name="T6"> διεύθυνση 0</text:span><text:span text:style-name="T59">x0068. </text:span><text:span text:style-name="T7">Ακολουθείται παρόμοια λογική με πριν, η κωδικοποίηση του αριθμού 0 αποθηκεύεται στην πρώτη θέση, του αριθμού 1 στη δεύτερη κλπ. </text:span><text:span text:style-name="T8">Σαν αποτέλεσμα,</text:span><text:span text:style-name="T7"> ο ίδιος ο αριθμός λειτουργεί </text:span><text:span text:style-name="T8">ως</text:span><text:span text:style-name="T7"> </text:span><text:span text:style-name="T60">offset </text:span><text:span text:style-name="T8">κατά</text:span><text:span text:style-name="T7"> την πρόσβαση στην κωδικοποίηση του. </text:span><text:span text:style-name="T9">Γενικά, η αποθήκευση των δεδομένων έχει γίνει με γνώμονα την ευκολότερη αναζήτηση και πρόσβαση τους.</text:span></text:p>
      <text:p text:style-name="Standard"/>
      <text:p text:style-name="P10"><draw:frame draw:style-name="fr6" draw:name="Object2" text:anchor-type="char" svg:y="-0.079cm" svg:width="9.432cm" svg:height="1.52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Standard"/>
      <text:p text:style-name="P9">Τέλος, ενεργοποιούνται τα <text:span text:style-name="T56">interrupts </text:span>και το πρόγραμμα μπαίνει σε ένα ατέρμον βρόχο.</text:p>
      <text:p text:style-name="P17"><text:soft-page-break/><text:span text:style-name="T28">Η κύρια λειτουργικότητα του προγράμματος υλοποιείται στην ρουτίνα εξυπηρέτησης του </text:span><text:span text:style-name="T73">interrupt. </text:span><text:span text:style-name="T27">Ξεκινώντας, απενεργοποιούνται όλα τα </text:span><text:span text:style-name="T72">LED </text:span><text:span text:style-name="T27">για την αποφυγή εμφάνισης σκουπιδιών κατά την αλλαγή ψηφίου και δεδομένων.</text:span><text:span text:style-name="T32"> </text:span><text:span text:style-name="T31">Κάνοντας </text:span><text:span text:style-name="T33">τ</text:span><text:span text:style-name="T31">ο</text:span><text:span text:style-name="T35">ν μετρητή δακτυλίου στο</text:span><text:span text:style-name="T75"> P</text:span><text:span text:style-name="T76">ORTC</text:span><text:span text:style-name="T31"> κυκλικό </text:span><text:span text:style-name="T75">shift </text:span><text:span text:style-name="T31">προς τα αριστερά, απενεργοποιείται </text:span><text:span text:style-name="T33">το τρέχων ψηφίο και ενεργοποιείται το επόμενο. Επίσης, η νέα τιμή του δίνει αρκετή πληροφορία για το πιο </text:span><text:span text:style-name="T77">byte </text:span><text:span text:style-name="T33">πρέπει να διαβαστεί από την μνήμη, </text:span><text:span text:style-name="T54">καθώς μ</text:span><text:span text:style-name="T34">ετατρέποντας τον αριθμό δακτυλίου σε δυαδική μορφή μπορεί να γίνει η πρόσβαση στα αντίστοιχα δεδομένα </text:span><text:span text:style-name="T36">με τον τρόπο που αναφέρθηκε παραπάνω</text:span><text:span text:style-name="T34">. </text:span><text:span text:style-name="T37">Το επόμενο βήμα είναι η μετατροπή τους σε 7 </text:span><text:span text:style-name="T78">segment </text:span><text:span text:style-name="T37">μορφή. Γίνεται έλεγχος εγκυρότητας των δεδομένων, αν δεν είναι ένα από τα </text:span><text:span text:style-name="T52">απο</text:span><text:span text:style-name="T37">δεκτά ψηφία </text:span><text:span text:style-name="T38">(0-9)</text:span><text:span text:style-name="T37"> απενεργοποιούνται όλα τα </text:span><text:span text:style-name="T78">LED</text:span><text:span text:style-name="T53">, </text:span><text:span text:style-name="T54">αλλιώς διαβάζεται από την μνήμη η κατάλληλη κωδικοποίηση και κατευθύνεται στο </text:span><text:span text:style-name="T79">PORTA.</text:span></text:p>
      <text:p text:style-name="Standard"/>
      <text:h text:style-name="P26" text:outline-level="3"><text:span text:style-name="T3">Πειραμ</text:span><text:span text:style-name="T4">α</text:span><text:span text:style-name="T3">τική</text:span><text:span text:style-name="T55"> </text:span><text:span text:style-name="T3">Διαδικασία</text:span></text:h>
      <text:p text:style-name="Standard"/>
      <text:p text:style-name="P15"><text:span text:style-name="T40">Α</text:span><text:span text:style-name="T39">ποθηκεύοντας στην μνήμη τους αριθμούς 1 έως 8</text:span><text:span text:style-name="T45">,</text:span><text:span text:style-name="T39"> η οθόνη πρέπει να δείξει 87654321. </text:span><text:span text:style-name="T42">Επειδή δεν υπάρχει διαθέσιμο υλικό, η</text:span><text:span text:style-name="T41"> επαλήθευση της λειτουργικότητας τ</text:span><text:span text:style-name="T42">ου προγράμματος</text:span><text:span text:style-name="T41"> γίνεται μέσω του </text:span><text:span text:style-name="T80">simulation </text:span><text:span text:style-name="T41">του </text:span><text:span text:style-name="T80">Atmel Studio 7. </text:span><text:span text:style-name="T39">Παρακολουθώντας τα </text:span><text:span text:style-name="T79">PORTA </text:span><text:span text:style-name="T39">και </text:span><text:span text:style-name="T79">PORTC </text:span><text:span text:style-name="T39">στον </text:span><text:span text:style-name="T79">simulator </text:span><text:span text:style-name="T42">είναι δυνατόν να αποφανθούμε τι θα εμφάνιζε η οθόνη την συγκεκριμένη χρονική στιγμή. </text:span><text:span text:style-name="T43">Αυτό γίνεται με ένα </text:span><text:span text:style-name="T81">breakpoint </text:span><text:span text:style-name="T43">στο τέλος της ρουτίνας εξυπηρέτησης του </text:span><text:span text:style-name="T81">interrupt </text:span><text:span text:style-name="T43">και τα παράθυρα </text:span><text:span text:style-name="T81">I/O </text:span><text:span text:style-name="T43">και </text:span><text:span text:style-name="T80">Processor Status</text:span><text:span text:style-name="T81">.</text:span></text:p>
      <text:p text:style-name="Text_20_body"><draw:frame draw:style-name="fr4" draw:name="Frame1" text:anchor-type="as-char" svg:width="17cm" draw:z-index="10"><draw:text-box fo:min-height="1.644cm"><text:p text:style-name="P20"><draw:frame draw:style-name="fr5" draw:name="Image1" text:anchor-type="as-char" svg:width="17cm" style:rel-width="100%" svg:height="1.644cm" style:rel-height="scale" draw:z-index="12"><draw:image xlink:href="Pictures/10000000000002DE00000047EC95BE9FC4A47DCE.png" xlink:type="simple" xlink:show="embed" xlink:actuate="onLoad" loext:mime-type="image/png"/></draw:frame><text:span text:style-name="T87"><text:line-break/></text:span><text:span text:style-name="T1">Εκκίνηση προγράμματος,</text:span> PORTA = 0b11111111 <text:span text:style-name="T88">(</text:span><text:span text:style-name="T44">τίποτα)</text:span></text:p></draw:text-box></draw:frame></text:p>
      <text:p text:style-name="Text_20_body"><draw:frame draw:style-name="fr3" draw:name="Frame2" text:anchor-type="as-char" svg:width="17cm" draw:z-index="2"><draw:text-box fo:min-height="1.667cm"><text:p text:style-name="P20"><draw:frame draw:style-name="fr5" draw:name="Image2" text:anchor-type="as-char" svg:width="17cm" style:rel-width="100%" svg:height="1.667cm" style:rel-height="scale" draw:z-index="3"><draw:image xlink:href="Pictures/10000000000002DE000000485F2F49B885495A60.png" xlink:type="simple" xlink:show="embed" xlink:actuate="onLoad" loext:mime-type="image/png"/></draw:frame><text:span text:style-name="T87"><text:line-break/></text:span>1o interrupt: PORTA = 0b10011111 (1), PORTC = AN0</text:p></draw:text-box></draw:frame></text:p>
      <text:p text:style-name="P11"><draw:frame draw:style-name="fr1" draw:name="Frame3" text:anchor-type="as-char" svg:width="17cm" draw:z-index="6"><draw:text-box fo:min-height="1.69cm"><text:p text:style-name="P20"><draw:frame draw:style-name="fr5" draw:name="Image3" text:anchor-type="as-char" svg:width="17cm" style:rel-width="100%" svg:height="1.69cm" style:rel-height="scale" draw:z-index="7"><draw:image xlink:href="Pictures/10000000000002DE0000004930CD714BA39EE12B.png" xlink:type="simple" xlink:show="embed" xlink:actuate="onLoad" loext:mime-type="image/png"/></draw:frame><text:span text:style-name="T87"><text:line-break/></text:span>2o interrupt: PORTA = 0b00100101 (2), PORTC = AN1</text:p></draw:text-box></draw:frame></text:p>
      <text:p text:style-name="P11"><draw:frame draw:style-name="fr1" draw:name="Frame4" text:anchor-type="as-char" svg:width="17cm" draw:z-index="8"><draw:text-box fo:min-height="1.667cm"><text:p text:style-name="P20"><draw:frame draw:style-name="fr5" draw:name="Image4" text:anchor-type="as-char" svg:width="17cm" style:rel-width="100%" svg:height="1.667cm" style:rel-height="scale" draw:z-index="9"><draw:image xlink:href="Pictures/10000000000002DE00000048C479A3B3C065C8F3.png" xlink:type="simple" xlink:show="embed" xlink:actuate="onLoad" loext:mime-type="image/png"/></draw:frame><text:span text:style-name="T87"><text:line-break/></text:span>3o interrupt: PORTA = 0b00001101 (3), PORTC = AN2</text:p></draw:text-box></draw:frame><draw:frame draw:style-name="fr2" draw:name="Frame5" text:anchor-type="char" svg:width="17cm" draw:z-index="4"><draw:text-box fo:min-height="1.667cm"><text:p text:style-name="P20"><draw:frame draw:style-name="fr5" draw:name="Image5" text:anchor-type="as-char" svg:width="17cm" style:rel-width="100%" svg:height="1.667cm" style:rel-height="scale" draw:z-index="11"><draw:image xlink:href="Pictures/10000000000002DE00000048A5A90DAA028AE94B.png" xlink:type="simple" xlink:show="embed" xlink:actuate="onLoad" loext:mime-type="image/png"/></draw:frame><text:span text:style-name="T87"><text:line-break/></text:span>4o interrupt: PORTA = 0b10011001 (4), PORTC = AN3</text:p></draw:text-box></draw:frame></text:p>
      <text:p text:style-name="P11"><draw:frame draw:style-name="fr2" draw:name="Frame6" text:anchor-type="char" svg:width="17cm" draw:z-index="5"><draw:text-box fo:min-height="1.667cm"><text:p text:style-name="P20"><draw:frame draw:style-name="fr5" draw:name="Image6" text:anchor-type="as-char" svg:width="17cm" style:rel-width="100%" svg:height="1.667cm" style:rel-height="scale" draw:z-index="13"><draw:image xlink:href="Pictures/10000000000002DE00000048407594843DB7445A.png" xlink:type="simple" xlink:show="embed" xlink:actuate="onLoad" loext:mime-type="image/png"/></draw:frame><text:span text:style-name="T87"><text:line-break/></text:span>5o interrupt: PORTA = 0b01001001 (5), PORTC = AN4</text:p></draw:text-box></draw:frame><text:soft-page-break/><draw:frame draw:style-name="fr1" draw:name="Frame7" text:anchor-type="as-char" svg:width="17cm" draw:z-index="15"><draw:text-box fo:min-height="1.667cm"><text:p text:style-name="P20"><draw:frame draw:style-name="fr5" draw:name="Image7" text:anchor-type="as-char" svg:width="17cm" style:rel-width="100%" svg:height="1.667cm" style:rel-height="scale" draw:z-index="24"><draw:image xlink:href="Pictures/10000000000002DE00000048D0BCDFEE09E2F7C1.png" xlink:type="simple" xlink:show="embed" xlink:actuate="onLoad" loext:mime-type="image/png"/></draw:frame><text:span text:style-name="T87"><text:line-break/></text:span>6o interrupt: PORTA = 0b01000001 (6), PORTC = AN5</text:p></draw:text-box></draw:frame></text:p>
      <text:p text:style-name="P11"><draw:frame draw:style-name="fr1" draw:name="Frame8" text:anchor-type="as-char" svg:width="17cm" draw:z-index="16"><draw:text-box fo:min-height="1.667cm"><text:p text:style-name="P20"><draw:frame draw:style-name="fr5" draw:name="Image8" text:anchor-type="as-char" svg:width="17cm" style:rel-width="100%" svg:height="1.667cm" style:rel-height="scale" draw:z-index="17"><draw:image xlink:href="Pictures/10000000000002DE000000488091D79F99D674A8.png" xlink:type="simple" xlink:show="embed" xlink:actuate="onLoad" loext:mime-type="image/png"/></draw:frame><text:span text:style-name="T87"><text:line-break/></text:span>7o interrupt: PORTA = 0b00011111 (7), PORTC = AN6</text:p></draw:text-box></draw:frame></text:p>
      <text:p text:style-name="P11"><draw:frame draw:style-name="fr1" draw:name="Frame9" text:anchor-type="as-char" svg:width="17cm" draw:z-index="18"><draw:text-box fo:min-height="1.667cm"><text:p text:style-name="P22"><draw:frame draw:style-name="fr5" draw:name="Image9" text:anchor-type="as-char" svg:width="17cm" style:rel-width="100%" svg:height="1.667cm" style:rel-height="scale" draw:z-index="19"><draw:image xlink:href="Pictures/10000000000002DE000000488FDD3BFE30228D03.png" xlink:type="simple" xlink:show="embed" xlink:actuate="onLoad" loext:mime-type="image/png"/></draw:frame><text:span text:style-name="T87"><text:line-break/></text:span>8o interrupt: PORTA = 0b00000001 (8), PORTC = AN7</text:p></draw:text-box></draw:frame></text:p>
      <text:p text:style-name="P11"><draw:frame draw:style-name="fr1" draw:name="Frame10" text:anchor-type="as-char" svg:width="17cm" draw:z-index="20"><draw:text-box fo:min-height="1.69cm"><text:p text:style-name="P22"><draw:frame draw:style-name="fr5" draw:name="Image10" text:anchor-type="as-char" svg:width="17cm" style:rel-width="100%" svg:height="1.69cm" style:rel-height="scale" draw:z-index="21"><draw:image xlink:href="Pictures/10000000000002DE00000049AB730803404AA489.png" xlink:type="simple" xlink:show="embed" xlink:actuate="onLoad" loext:mime-type="image/png"/></draw:frame><text:span text:style-name="T87"><text:line-break/></text:span>9o interrupt: PORTA = 0b10011111 (1), PORTC = AN0</text:p></draw:text-box></draw:frame></text:p>
      <text:p text:style-name="Standard"/>
      <text:p text:style-name="P8"><text:span text:style-name="T43">Πέρα από την σωστή αλλαγή των εξόδων, πρέπει να παραμένουν σταθερές όσο το πρόγραμμα είναι στον ατέρμον βρόχο και </text:span><text:span text:style-name="T50">να μην</text:span><text:span text:style-name="T43"> εμφανίζ</text:span><text:span text:style-name="T46">ονται σκουπίδια</text:span><text:span text:style-name="T43"> </text:span><text:span text:style-name="T46">όσο εξυπηρετείται το</text:span><text:span text:style-name="T43"> </text:span><text:span text:style-name="T81">interrupt.</text:span></text:p>
      <text:p text:style-name="P28"><draw:frame draw:style-name="fr1" draw:name="Frame11" text:anchor-type="as-char" svg:width="17cm" draw:z-index="22"><draw:text-box fo:min-height="1.667cm"><text:p text:style-name="P20"><draw:frame draw:style-name="fr5" draw:name="Image11" text:anchor-type="as-char" svg:width="17cm" style:rel-width="100%" svg:height="1.667cm" style:rel-height="scale" draw:z-index="23"><draw:image xlink:href="Pictures/10000000000002DE00000048F79525C22132660D.png" xlink:type="simple" xlink:show="embed" xlink:actuate="onLoad" loext:mime-type="image/png"/></draw:frame><text:span text:style-name="T87"><text:line-break/></text:span><text:span text:style-name="T1">Ατέρμον βρόχος</text:span>: PORTA = 0b10011111 (1), PORTC = AN0</text:p></draw:text-box></draw:frame></text:p>
      <text:p text:style-name="Standard"><draw:frame draw:style-name="fr2" draw:name="Frame12" text:anchor-type="char" svg:width="17cm" draw:z-index="14"><draw:text-box fo:min-height="1.69cm"><text:p text:style-name="P20"><draw:frame draw:style-name="fr5" draw:name="Image12" text:anchor-type="as-char" svg:width="17cm" style:rel-width="100%" svg:height="1.69cm" style:rel-height="scale" draw:z-index="25"><draw:image xlink:href="Pictures/10000000000002DE00000049ADC334DC0367A932.png" xlink:type="simple" xlink:show="embed" xlink:actuate="onLoad" loext:mime-type="image/png"/></draw:frame><text:span text:style-name="T87"><text:line-break/></text:span><text:span text:style-name="T1">Μέσα στο επόμενο </text:span>Interrput: PORTA = 0b11111111 (τίποτα)</text:p></draw:text-box></draw:frame></text:p>
      <text:p text:style-name="P4">Τέλος, εμφανίζεται η έξοδος όταν η είσοδος έχει μη <text:span text:style-name="T89">απο</text:span>δεκτά δεδομένα.</text:p>
      <text:p text:style-name="P11"><draw:frame draw:style-name="fr1" draw:name="Frame13" text:anchor-type="as-char" svg:width="17cm" draw:z-index="26"><draw:text-box fo:min-height="1.667cm"><text:p text:style-name="P21"><draw:frame draw:style-name="fr5" draw:name="Image13" text:anchor-type="as-char" svg:width="17cm" style:rel-width="100%" svg:height="1.667cm" style:rel-height="scale" draw:z-index="27"><draw:image xlink:href="Pictures/10000000000002DE00000048201D9F2489EA9447.png" xlink:type="simple" xlink:show="embed" xlink:actuate="onLoad" loext:mime-type="image/png"/></draw:frame><text:span text:style-name="T87"><text:line-break/></text:span><text:span text:style-name="T1">Θέτοντας στην θέση 2 την τιμή </text:span>10: PORTA = 0b11111111 (τίποτα)</text:p></draw:text-box></draw:frame></text:p>
      <text:h text:style-name="P27" text:outline-level="3"><text:soft-page-break/><text:span text:style-name="T83">Ανάλυση</text:span><text:span text:style-name="T5"> &amp; </text:span><text:span text:style-name="T84">Παρατηρήσεις</text:span></text:h>
      <text:p text:style-name="Standard"/>
      <text:p text:style-name="P16"><text:span text:style-name="T47">Μεταξύ δύο διαδοχικών αλλαγών παρέρχονται </text:span><text:span text:style-name="T48">~20000</text:span><text:span text:style-name="T82"> </text:span><text:span text:style-name="T47">κύκλοι ρολογιού, όπου </text:span><text:span text:style-name="T48">~60</text:span><text:span text:style-name="T47"> από αυτούς χρειάζονται για την εξυπηρέτηση του</text:span><text:span text:style-name="T82"> interrupt.</text:span><text:span text:style-name="T47"> </text:span><text:span text:style-name="T48">Δ</text:span><text:span text:style-name="T47">ηλαδή, ο </text:span><text:span text:style-name="T82">driver </text:span><text:span text:style-name="T49">απαιτεί</text:span><text:span text:style-name="T47"> ~0.3% </text:span><text:span text:style-name="T49">του υπολογιστικού χρόνου του επεξεργαστή.</text:span></text:p>
      <text:p text:style-name="P29"><text:span text:style-name="T50">Για το παρόν εργαστήριο τ</text:span><text:span text:style-name="T51">α δεδομένα προς εμφάνιση ορίζονται στην ρουτίνα </text:span><text:span text:style-name="T57">write_data</text:span><text:span text:style-name="T58"> </text:span><text:span text:style-name="T10">κατά την εκκίνηση του προγράμματος </text:span><text:span text:style-name="T11">και μένουν σταθερά, κάτι που πρέπει να αλλάξει στα επόμενα εργαστήρια για να είναι ο </text:span><text:span text:style-name="T61">driver </text:span><text:span text:style-name="T11">χρήσιμος. Πέρα από αυτό, το πρόγραμμα είναι ολοκληρωμένο.</text:span></text:p>
      <text:p text:style-name="Standard"/>
      <text:h text:style-name="P25" text:outline-level="3">Πηγές</text:h>
      <text:p text:style-name="Standard"/>
      <text:p text:style-name="P7">7 Segment Encoding</text:p>
      <text:p text:style-name="P6"><text:a xlink:type="simple" xlink:href="http://www.elprocus.com/bcd-to-seven-segment-display-decoder-theory/" text:style-name="Internet_20_link" text:visited-style-name="Visited_20_Internet_20_Link">www.elprocus.com/bcd-to-seven-segment-display-decoder-theory/</text:a></text:p>
      <text:p text:style-name="P6"/>
      <text:p text:style-name="P7">Using SRAM in AVR</text:p>
      <text:p text:style-name="P6"><text:a xlink:type="simple" xlink:href="http://www.avr-asm-tutorial.net/avr_en/beginner/SRAM.html" text:style-name="Internet_20_link" text:visited-style-name="Visited_20_Internet_20_Link">www.avr-asm-tutorial.net/avr_en/beginner/SRAM.html</text:a></text:p>
      <text:p text:style-name="P6"/>
      <text:p text:style-name="P7">AVR Instruction Set Manual </text:p>
      <text:p text:style-name="P6"><text:a xlink:type="simple" xlink:href="http://ww1.microchip.com/downloads/en/devicedoc/atmel-0856-avr-instruction-set-manual.pdf" text:style-name="Internet_20_link" text:visited-style-name="Visited_20_Internet_20_Link">http://ww1.microchip.com/downloads/en/devicedoc/atmel-0856-avr-instruction-set-manual.pdf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16T15:33:10.766000000</dc:date>
    <meta:editing-duration>PT13H33M</meta:editing-duration>
    <meta:editing-cycles>133</meta:editing-cycles>
    <meta:document-statistic meta:table-count="2" meta:image-count="13" meta:object-count="2" meta:page-count="4" meta:paragraph-count="49" meta:word-count="749" meta:character-count="5097" meta:non-whitespace-character-count="4386"/>
  </office:meta>
</office:document-meta>
</file>

<file path=Object 1/content.xml><?xml version="1.0" encoding="utf-8"?>
<math xmlns="http://www.w3.org/1998/Math/MathML" display="block">
  <semantics>
    <mrow>
      <mn>1</mn>
      <mi>s</mi>
      <mrow>
        <mspace width="0.5em"/>
        <mo stretchy="false">/</mo>
        <mspace width="0.5em"/>
      </mrow>
      <mrow>
        <mo fence="true" stretchy="false">(</mo>
        <mrow>
          <mrow>
            <mn>2</mn>
            <mi mathvariant="italic">ms</mi>
            <mrow>
              <mspace width="0.5em"/>
              <mo stretchy="false">∗</mo>
              <mspace width="0.5em"/>
            </mrow>
            <mn>8</mn>
            <mi mathvariant="italic">ψηφία</mi>
          </mrow>
        </mrow>
        <mo fence="true" stretchy="false">)</mo>
      </mrow>
      <mrow>
        <mspace width="0.5em"/>
        <mo stretchy="false">≈</mo>
        <mspace width="0.5em"/>
      </mrow>
      <mn>62,5</mn>
      <mrow>
        <mi mathvariant="italic">Hz</mi>
        <mo stretchy="false">/</mo>
        <mi mathvariant="italic">ψηφίο</mi>
      </mrow>
    </mrow>
    <annotation encoding="StarMath 5.0"> 1s ` / ` (2ms ` * ` 8 ψηφία) ` approx ` 62,5Hz / ψηφίο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Υπολογισμός</mi>
            <mspace width="0.5em"/>
            <mi mathvariant="italic">δικτών</mi>
            <mi>,</mi>
            <mspace width="0.5em"/>
            <mi mathvariant="italic">όπου</mi>
            <mspace width="0.5em"/>
            <mi>x</mi>
            <mspace width="0.5em"/>
            <mi mathvariant="italic">το</mi>
            <mi mathvariant="italic">ενεργοποιημένο</mi>
            <mi mathvariant="italic">ψηφίο</mi>
          </mrow>
        </mtd>
      </mtr>
      <mtr>
        <mtd>
          <mrow>
            <mrow>
              <mo fence="true" stretchy="false">(</mo>
              <mrow>
                <mrow>
                  <mi mathvariant="italic">DATA</mi>
                  <mn>.</mn>
                  <mi>x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text>0x0060</mtext>
            <mrow>
              <mspace width="0.5em"/>
              <mo stretchy="false">+</mo>
              <mspace width="0.5em"/>
            </mrow>
            <mi>x</mi>
          </mrow>
        </mtd>
      </mtr>
      <mtr>
        <mtd>
          <mrow>
            <mrow>
              <mo fence="true" stretchy="false">(</mo>
              <mrow>
                <mrow>
                  <mn>7</mn>
                  <mi mathvariant="italic">segment</mi>
                  <mn>.</mn>
                  <mi>y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text>0x0068</mtext>
            <mrow>
              <mspace width="0.5em"/>
              <mo stretchy="false">+</mo>
              <mspace width="0.5em"/>
            </mrow>
            <mi mathvariant="italic">DATA</mi>
            <mn>.</mn>
            <mi>x</mi>
          </mrow>
        </mtd>
      </mtr>
    </mtable>
    <annotation encoding="StarMath 5.0">Υπολογισμός ` δικτών, ` όπου ` x ` το ενεργοποιημένο ψηφίο newline
(DATA.x) ` = ` "0x0060" ` + ` x newline
(7segment.y) ` = ` "0x0068" ` + ` DATA.x
</annotation>
  </semantics>
</math>
</file>